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i>ln</mi>
            </mrow>
            <mrow>
              <mo fence="true" stretchy="false">(</mo>
              <mrow>
                <msup>
                  <mi>e</mi>
                  <mi>x</mi>
                </msup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i>x</mi>
              <mo stretchy="false">=</mo>
              <mrow>
                <mi>x</mi>
                <mo stretchy="false">∗</mo>
                <mi>ln</mi>
              </mrow>
            </mrow>
            <mrow>
              <mo fence="true" stretchy="false">(</mo>
              <mrow>
                <mi>e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row>
              <mi>x</mi>
              <mo stretchy="false">=</mo>
              <mi>x</mi>
            </mrow>
          </mrow>
        </mtd>
      </mtr>
      <mtr>
        <mtd>
          <mrow/>
        </mtd>
      </mtr>
      <mtr>
        <mtd>
          <mrow>
            <mi>x</mi>
            <mo stretchy="false">=</mo>
            <msup>
              <mi>e</mi>
              <mrow>
                <mi>l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p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e</mi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sup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>ln</mi>
            </mrow>
            <mrow>
              <mo fence="true" stretchy="false">(</mo>
              <mrow>
                <mi>e</mi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⇒</mo>
            <mi>l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x=ln( e^x )
newline
newline
drarrow x =x*ln(e)
newline
newline
drarrow x =x
newline
newline
x=e^{ ln(x) }
newline
newline
drarrow ln( x )=ln(e^{ ln(x) })
newline
newline
drarrow ln( x )=ln(x)*ln(e)
newline
newline
drarrow ln( x )=ln(x)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5T12:16:34.800171490</meta:creation-date>
    <dc:date>2020-05-15T12:19:18.369068679</dc:date>
    <meta:editing-duration>PT2M44S</meta:editing-duration>
    <meta:editing-cycles>1</meta:editing-cycles>
    <meta:generator>LibreOffice/6.4.3.2$Linux_X86_64 LibreOffice_project/40$Build-2</meta:generator>
  </office:meta>
</office:document-meta>
</file>